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ru" fo:country="RU" fo:font-weight="normal" style:font-weight-asian="normal" style:font-weight-complex="normal"/>
    </style:style>
    <style:style style:name="P4" style:family="paragraph" style:parent-style-name="Standard">
      <style:text-properties fo:font-style="italic" fo:font-weight="bold" style:font-style-asian="italic" style:font-weight-asian="bold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fo:font-weight="normal" style:font-weight-asian="normal" style:font-weight-complex="normal"/>
    </style:style>
    <style:style style:name="P7" style:family="paragraph" style:parent-style-name="Standard" style:master-page-name="Standard">
      <style:paragraph-properties style:page-number="auto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Версия от 180319</text:p>
      <text:p text:style-name="P2"/>
      <text:p text:style-name="P5">ArenaF_Js</text:p>
      <text:p text:style-name="Standard">Файтинг по типу мортал комбат</text:p>
      <text:p text:style-name="Standard"/>
      <text:p text:style-name="P1">Соглашения по оформлению кода.</text:p>
      <text:p text:style-name="P1"/>
      <text:p text:style-name="Standard"><text:span text:style-name="T3">1. В одном файле будет один корневой объект обозначенный буквой _</text:span><text:span text:style-name="T1">R</text:span><text:span text:style-name="T3"> от слова корень(</text:span><text:span text:style-name="T1">root</text:span><text:span text:style-name="T3">), либо еще дополнительно функция конструктор обозначенная сочетанием _</text:span><text:span text:style-name="T1">CL</text:span><text:span text:style-name="T3"> от слова класс(</text:span><text:span text:style-name="T1">class</text:span><text:span text:style-name="T3">). Корневой объект всегда именуется как файл, а вот функция класс может именоваться с изменениями, однако все равно она должна быть одна.</text:span></text:p>
      <text:p text:style-name="Standard"/>
      <text:p text:style-name="Standard"><text:span text:style-name="T5">2.1 Используемые внутри модуля внешние функции всегда помещаются в функции-обертки в названии которых будет обозначение _</text:span><text:span text:style-name="T2">IN (input).</text:span></text:p>
      <text:p text:style-name="Standard"><text:span text:style-name="T2"><text:s/></text:span><text:span text:style-name="T5">Например: ArenaFjs_R.Timer_R_updateTimeBeforeTick_IN</text:span><text:span text:style-name="T2">(); </text:span><text:span text:style-name="T5">Эти функции расположены в начале модуля. </text:span></text:p>
      <text:p text:style-name="P3">2.2 Внешний класс сам по себе не используется. Для функций из него тоже создаются функции обертки.</text:p>
      <text:p text:style-name="Standard"><text:span text:style-name="T5">2.3 Функции предназначенные для использования в других модулях содержат в названии обозначение</text:span><text:span text:style-name="T2"> _OU (output)</text:span><text:span text:style-name="T5">.</text:span></text:p>
      <text:p text:style-name="Standard"><text:span text:style-name="T5">Например: ArenaScene_R.drawAll_</text:span><text:span text:style-name="T2">OU();</text:span></text:p>
      <text:p text:style-name="P6"/>
      <text:p text:style-name="P3">3.1 Файлу с кодом на скрипте будет соответствовать текстовый файл описания. Например</text:p>
      <text:p text:style-name="P3">файл кода <text:s text:c="8"/>- ArenaFjs.js </text:p>
      <text:p text:style-name="P2"><text:span text:style-name="T6">файл описания <text:s/>-ArenaFjs.</text:span><text:span text:style-name="T2">txt</text:span></text:p>
      <text:p text:style-name="P2"><text:span text:style-name="T6">3.2 Файлы описания размещаются в папке </text:span><text:span text:style-name="T6">txt.</text:span></text:p>
      <text:p text:style-name="P2">3.3 Файлы с документацией размещаются в папке <text:span text:style-name="T1">doc.</text:span></text:p>
      <text:p text:style-name="Standard"/>
      <text:p text:style-name="Standard"/>
      <text:p text:style-name="Standard"><text:span text:style-name="T4">Размышления.</text:span><text:span text:style-name="T3"> </text:span></text:p>
      <text:p text:style-name="P2"/>
      <text:p text:style-name="P2">Имя файла модуля совпадает с именем корневого объекта. Понятно что так делается в джаве. Только там основной единицей является класс. И от этого класса порождается сколько угодно объектов.</text:p>
      <text:p text:style-name="Standard"/>
      <text:p text:style-name="P2">Тут же все извращенно. Тут нет классов однако есть функции конструкторы. Причем обычные функции являются объектами к которым можно цеплять внешние поля. К тому же контекст функции зависит от того вызываем мы функцию саму по себе или как поле объекта.</text:p>
      <text:p text:style-name="P2">В общем много моментов совершенно не очевидных и способных вызвать шок. Очень часто все работает совсем не так как планировалось. </text:p>
      <text:p text:style-name="Standard"/>
      <text:p text:style-name="Standard"><text:span text:style-name="T3">Дальше очевидно что нужно как то отличать функции и переменные которые мы используем в других модулях. Это функции интерфейса</text:span><text:span text:style-name="T5">(</text:span><text:span text:style-name="T6">interface).</text:span></text:p>
      <text:p text:style-name="P3">Следует сделать функции обертки для входа и выхода. Тогда в случае изменения входных функций все что нужно будет сделать это исправить вызов в функциях обертках для входа. А если изменятся выходные функции то тоже интерфейс не поменяется, разве что только в случае кардинальных изменений.</text:p>
      <text:p text:style-name="P2"/>
      <text:p text:style-name="Standard"><text:span text:style-name="T3">Все эти ухищрения нужны для этого проекта потому что я пишу его в блокноте. Нету возможности тестирования, нету возможности поиска вхождений по модулям. Все это нужно будет отображать в ручном режим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  <style:text-properties fo:color="#000000"/>
    </style:style>
    <style:style style:name="WW8Num1z0" style:family="text">
      <style:text-properties style:font-name="Wingdings" fo:font-size="10pt" style:font-size-asian="10pt" style:font-name-complex="Wingdings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size="10pt" style:font-name-asian="Times New Roman" style:font-size-asian="10pt" style:font-name-complex="Courier New" style:font-size-complex="10pt"/>
    </style:style>
    <style:style style:name="Код_20_HTML" style:display-name="Код HTML" style:family="text" style:parent-style-name="Основной_20_шрифт_20_абзаца">
      <style:text-properties style:font-name="Courier New" fo:font-size="10pt" style:font-name-asian="Times New Roman" style:font-size-asian="10pt" style:font-name-complex="Courier New" style:font-size-complex="10pt"/>
    </style:style>
    <style:style style:name="st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LW</dc:title>
    <meta:initial-creator>Gamer</meta:initial-creator>
    <meta:creation-date>2012-12-22T13:48:00</meta:creation-date>
    <dc:date>2019-10-31T22:24:02.01</dc:date>
    <meta:editing-cycles>1056</meta:editing-cycles>
    <meta:editing-duration>P4DT2H17M58S</meta:editing-duration>
    <meta:generator>OpenOffice/4.1.5$Win32 OpenOffice.org_project/415m1$Build-9789</meta:generator>
    <meta:document-statistic meta:table-count="0" meta:image-count="0" meta:object-count="0" meta:page-count="1" meta:paragraph-count="22" meta:word-count="333" meta:character-count="2317"/>
  </office:meta>
</office:document-meta>
</file>